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13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20. Dezember 2023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3D Character Production</text:p><text:p text:style-name="P6"/><text:p text:style-name="P6"/><text:p text:style-name="P6"/><text:p text:style-name="P6">Erfolgreich absolviert von:</text:p><text:p text:style-name="P7">Florian Malitschenko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3-12-20T20:53:27.59</dc:date>
    <meta:print-date>2018-10-20T07:43:00Z</meta:print-date>
    <meta:editing-cycles>9</meta:editing-cycles>
    <meta:editing-duration>PT18H12M28S</meta:editing-duration>
    <meta:document-statistic meta:table-count="0" meta:image-count="0" meta:object-count="0" meta:page-count="1" meta:paragraph-count="14" meta:word-count="42" meta:character-count="394"/>
    <dc:creator>Jirka Dell'Oro-Friedl</dc:creator>
    <meta:template xlink:type="simple" xlink:actuate="onRequest" xlink:title="" xlink:href="../../../../../../Downloads/ElkeScherffius.odt/Normal.dotm"/>
  </office:meta>
</office:document-meta>
</file>